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3.00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2.415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35cm solid #669ccb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69ccb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18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669ccb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3" table:number-columns-repeated="243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 office:value-type="string">
            <text:p>Rythme cardiaque au repos</text:p>
          </table:table-cell>
          <table:table-cell table:style-name="ce4" office:value-type="string">
            <text:p>Rythme cardiaque après l'échauffement</text:p>
          </table:table-cell>
          <table:table-cell table:style-name="ce4" office:value-type="string">
            <text:p>Rythme cardiaque à la fin du match</text:p>
          </table:table-cell>
          <table:table-cell/>
          <table:table-cell table:style-name="ce6" office:value-type="string">
            <text:p>TRAVAIL A REALISER: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style-name="ce5"/>
          <table:table-cell office:value-type="string">
            <text:p>On se propose d'étudier cette série statistique afin de pouvoir l'exploiter par les SVT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/>
          <table:table-cell table:style-name="ce7" office:value-type="string">
            <text:p>AU REPO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/>
          <table:table-cell table:style-name="ce8" office:value-type="string">
            <text:p>Effectif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6">
            <text:p>6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table:formula="of:=SUM([.I12:.M12])" office:value-type="float" office:value="26">
            <text:p>26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/>
          <table:table-cell table:style-name="ce9" office:value-type="string">
            <text:p>Fréquence</text:p>
          </table:table-cell>
          <table:table-cell table:style-name="ce15" table:formula="of:=[.I12]/26" office:value-type="float" office:value="0.346153846153846">
            <text:p>0,35</text:p>
          </table:table-cell>
          <table:table-cell table:style-name="ce15" table:formula="of:=[.J12]/26" office:value-type="float" office:value="0.423076923076923">
            <text:p>0,42</text:p>
          </table:table-cell>
          <table:table-cell table:style-name="ce15" table:formula="of:=[.K12]/26" office:value-type="float" office:value="0.230769230769231">
            <text:p>0,23</text:p>
          </table:table-cell>
          <table:table-cell table:style-name="ce15" table:formula="of:=[.L12]/26" office:value-type="float" office:value="0">
            <text:p>0,00</text:p>
          </table:table-cell>
          <table:table-cell table:style-name="ce15" table:formula="of:=[.M12]/26" office:value-type="float" office:value="0">
            <text:p>0,00</text:p>
          </table:table-cell>
          <table:table-cell table:style-name="ce15" table:formula="of:=[.N12]/26" office:value-type="float" office:value="1">
            <text:p>1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/>
          <table:table-cell table:style-name="ce10" office:value-type="string">
            <text:p>Fréquence en %</text:p>
          </table:table-cell>
          <table:table-cell table:style-name="ce16" table:formula="of:=[.I13]*100" office:value-type="float" office:value="34.6153846153846">
            <text:p>34,62</text:p>
          </table:table-cell>
          <table:table-cell table:style-name="ce16" table:formula="of:=[.J13]*100" office:value-type="float" office:value="42.3076923076923">
            <text:p>42,31</text:p>
          </table:table-cell>
          <table:table-cell table:style-name="ce16" table:formula="of:=[.K13]*100" office:value-type="float" office:value="23.0769230769231">
            <text:p>23,08</text:p>
          </table:table-cell>
          <table:table-cell table:style-name="ce16" table:formula="of:=[.L13]*100" office:value-type="float" office:value="0">
            <text:p>0,00</text:p>
          </table:table-cell>
          <table:table-cell table:style-name="ce16" table:formula="of:=[.M13]*100" office:value-type="float" office:value="0">
            <text:p>0,00</text:p>
          </table:table-cell>
          <table:table-cell table:style-name="ce16" table:formula="of:=[.N13]*100" office:value-type="float" office:value="100">
            <text:p>100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table:style-name="ce7" office:value-type="string">
            <text:p>APRE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140&lt;X&lt;=220</text:p>
          </table:table-cell>
          <table:table-cell table:style-name="ce20" office:value-type="string">
            <text:p>Total</text:p>
          </table:table-cell>
          <table:table-cell/>
          <table:table-cell>
            <draw:frame table:end-cell-address="'503 Comp.'.X31" table:end-x="1.156cm" table:end-y="0.31cm" draw:z-index="0" draw:name="effectif en fonction des intervalles au repos" draw:style-name="gr1" draw:text-style-name="P1" svg:width="16.002cm" svg:height="8.994cm" svg:x="0.26cm" svg:y="0.243cm">
              <draw:object draw:notify-on-update-of-ranges="'503 Comp.'.I11:'503 Comp.'.M11 '503 Comp.'.I12:'503 Comp.'.M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39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table:style-name="ce8" office:value-type="string">
            <text:p>Effectif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20" table:formula="of:=SUM([.I18:.N18])" office:value-type="float" office:value="26">
            <text:p>26</text:p>
          </table:table-cell>
          <table:table-cell table:number-columns-repeated="241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/>
          <table:table-cell table:style-name="ce9" office:value-type="string">
            <text:p>Fréquence</text:p>
          </table:table-cell>
          <table:table-cell table:style-name="ce15" table:formula="of:=[.I18]/26" office:value-type="float" office:value="0">
            <text:p>0,00</text:p>
          </table:table-cell>
          <table:table-cell table:style-name="ce15" table:formula="of:=[.J18]/26" office:value-type="float" office:value="0">
            <text:p>0,00</text:p>
          </table:table-cell>
          <table:table-cell table:style-name="ce15" table:formula="of:=[.K18]/26" office:value-type="float" office:value="0.307692307692308">
            <text:p>0,31</text:p>
          </table:table-cell>
          <table:table-cell table:style-name="ce15" table:formula="of:=[.L18]/26" office:value-type="float" office:value="0.384615384615385">
            <text:p>0,38</text:p>
          </table:table-cell>
          <table:table-cell table:style-name="ce15" table:formula="of:=[.M18]/26" office:value-type="float" office:value="0.0384615384615385">
            <text:p>0,04</text:p>
          </table:table-cell>
          <table:table-cell table:style-name="ce15" table:formula="of:=[.N18]/26" office:value-type="float" office:value="0.269230769230769">
            <text:p>0,27</text:p>
          </table:table-cell>
          <table:table-cell table:style-name="ce15" table:formula="of:=[.O18]/26" office:value-type="float" office:value="1">
            <text:p>1,00</text:p>
          </table:table-cell>
          <table:table-cell table:number-columns-repeated="241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/>
          <table:table-cell table:style-name="ce10" office:value-type="string">
            <text:p>Fréquence en %</text:p>
          </table:table-cell>
          <table:table-cell table:style-name="ce17" table:formula="of:=[.I19]*100" office:value-type="float" office:value="0">
            <text:p>0,00</text:p>
          </table:table-cell>
          <table:table-cell table:style-name="ce17" table:formula="of:=[.J19]*100" office:value-type="float" office:value="0">
            <text:p>0,00</text:p>
          </table:table-cell>
          <table:table-cell table:style-name="ce17" table:formula="of:=[.K19]*100" office:value-type="float" office:value="30.7692307692308">
            <text:p>30,77</text:p>
          </table:table-cell>
          <table:table-cell table:style-name="ce17" table:formula="of:=[.L19]*100" office:value-type="float" office:value="38.4615384615385">
            <text:p>38,46</text:p>
          </table:table-cell>
          <table:table-cell table:style-name="ce17" table:formula="of:=[.M19]*100" office:value-type="float" office:value="3.84615384615385">
            <text:p>3,85</text:p>
          </table:table-cell>
          <table:table-cell table:style-name="ce17" table:formula="of:=[.N19]*100" office:value-type="float" office:value="26.9230769230769">
            <text:p>26,92</text:p>
          </table:table-cell>
          <table:table-cell table:style-name="ce17" table:formula="of:=[.O19]*100" office:value-type="float" office:value="100">
            <text:p>100,00</text:p>
          </table:table-cell>
          <table:table-cell table:number-columns-repeated="241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/>
          <table:table-cell table:style-name="ce11" office:value-type="string">
            <text:p>MOYENNE</text:p>
          </table:table-cell>
          <table:table-cell table:style-name="ce18" office:value-type="string">
            <text:p>Au repos </text:p>
          </table:table-cell>
          <table:table-cell table:style-name="ce18" office:value-type="string">
            <text:p>Après échauffement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/>
          <table:table-cell table:style-name="ce12" office:value-type="string">
            <text:p>Moyenne Garçon</text:p>
          </table:table-cell>
          <table:table-cell table:style-name="ce19" table:formula="of:=AVERAGE([.D2:.D16])" office:value-type="float" office:value="54.1333333333333">
            <text:p>54,13</text:p>
          </table:table-cell>
          <table:table-cell table:style-name="ce19" table:formula="of:=AVERAGE([.E2:.E16])" office:value-type="float" office:value="114.466666666667">
            <text:p>114,47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table:style-name="ce12" office:value-type="string">
            <text:p>Moyenne Fille</text:p>
          </table:table-cell>
          <table:table-cell table:style-name="ce19" table:formula="of:=AVERAGE([.D17:.D27])" office:value-type="float" office:value="68.8181818181818">
            <text:p>68,82</text:p>
          </table:table-cell>
          <table:table-cell table:style-name="ce19" table:formula="of:=AVERAGE([.E17:.E27])" office:value-type="float" office:value="135.818181818182">
            <text:p>135,8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table:style-name="ce12" office:value-type="string">
            <text:p>Moyenne classe</text:p>
          </table:table-cell>
          <table:table-cell table:style-name="ce19" table:formula="of:=AVERAGE([.D2:.D27])" office:value-type="float" office:value="60.3461538461538">
            <text:p>60,35</text:p>
          </table:table-cell>
          <table:table-cell table:style-name="ce19" table:formula="of:=AVERAGE([.E2:.E27])" office:value-type="float" office:value="123.5">
            <text:p>123,50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253"/>
        </table:table-row>
        <table:table-row table:style-name="ro3" table:number-rows-repeated="4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10"/>
          <table:table-cell>
            <draw:frame table:end-cell-address="'503 Comp.'.X54" table:end-x="1.813cm" table:end-y="0.409cm" draw:z-index="1" draw:name="effectif en fonctions des intervalles aprés échauffement" draw:style-name="gr1" draw:text-style-name="P1" svg:width="15.999cm" svg:height="8.999cm" svg:x="0.92cm" svg:y="0.442cm">
              <draw:object draw:notify-on-update-of-ranges="'503 Comp.'.I17:'503 Comp.'.N17 '503 Comp.'.I18:'503 Comp.'.N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39"/>
        </table:table-row>
      </table:table>
      <table:database-ranges>
        <table:database-range table:target-range-address="'503 Comp.'.A1:'503 Comp.'.F1048576">
          <table:sort>
            <table:sort-by table:field-number="0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 </number:text>
    </number:number-style>
    <number:number-style style:name="N109">
      <number:text>(</number:text>
      <number:number number: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">
      <number:text>(</number:text>
      <number:number number:decimal-places="2" number:min-integer-digits="1" number:grouping="true"/>
      <number:text> €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 (</number:text>
      <number:number number:decimal-places="0" number:min-integer-digits="1" number:grouping="true"/>
      <number:text>)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 (</number:text>
      <number:number number:decimal-places="2" number:min-integer-digits="1" number:grouping="true"/>
      <number:text>)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€ </number:text>
    </number:number-style>
    <number:number-style style:name="N133P1" style:volatile="true">
      <number:text> (</number:text>
      <number:number number:decimal-places="2" number:min-integer-digits="1" number:grouping="true"/>
      <number:text>) € </number:text>
    </number:number-style>
    <number:number-style style:name="N133P2" style:volatile="true">
      <number:text> -</number:text>
      <number:number number:decimal-places="0" number:min-integer-digits="0"/>
      <number:text> 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number-style style:name="N161">
      <number:number number:decimal-places="1" number:min-integer-digits="1"/>
    </number:number-style>
    <number:number-style style:name="N162">
      <number:number number:decimal-places="9" number:min-integer-digits="1"/>
    </number:number-style>
    <number:number-style style:name="N163">
      <number:number number:decimal-places="8" number:min-integer-digits="1"/>
    </number:number-style>
    <number:number-style style:name="N164">
      <number:number number:decimal-places="7" number:min-integer-digits="1"/>
    </number:number-style>
    <number:number-style style:name="N165">
      <number:number number:decimal-places="6" number:min-integer-digits="1"/>
    </number:number-style>
    <number:number-style style:name="N166">
      <number:number number:decimal-places="5" number:min-integer-digits="1"/>
    </number:number-style>
    <number:number-style style:name="N167">
      <number:number number:decimal-places="4" number:min-integer-digits="1"/>
    </number:number-style>
    <number:number-style style:name="N168">
      <number:number number:decimal-places="3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/11/2016</text:date>, <text:time>11:3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Nathalie Chignaguet</dc:creator>
    <dc:date>2016-11-26T11:38:54.87</dc:date>
    <meta:print-date>2016-10-08T15:38:03</meta:print-date>
    <meta:generator>OpenOffice/4.1.3$Win32 OpenOffice.org_project/413m1$Build-9783</meta:generator>
    <meta:document-statistic meta:table-count="1" meta:cell-count="2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legend chart:legend-position="end" svg:x="13.952cm" svg:y="4.185cm" style:legend-expansion="high" chart:style-name="ch2"/>
        <chart:plot-area chart:style-name="ch3" table:cell-range-address="'503 Comp.'.I11:'503 Comp.'.M12" chart:data-source-has-labels="row" svg:x="0.832cm" svg:y="0.945cm" svg:width="12.535cm" svg:height="7.116cm">
          <chartooo:coordinate-region svg:x="1.453cm" svg:y="1.157cm" svg:width="11.914cm" svg:height="6.231cm"/>
          <chart:axis chart:dimension="x" chart:name="primary-x" chart:style-name="ch4" chartooo:axis-type="auto">
            <chartooo:date-scale/>
            <chart:categories table:cell-range-address="'503 Comp.'.I11:'503 Comp.'.M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3 Comp.'.I12:'503 Comp.'.M1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&lt; X &lt;=50</text:p>
                <draw:g>
                  <svg:desc>'503 Comp.'.I11:'503 Comp.'.M11</svg:desc>
                </draw:g>
              </table:table-cell>
              <table:table-cell office:value-type="string">
                <text:p>50 &lt; X &lt;=70</text:p>
              </table:table-cell>
              <table:table-cell office:value-type="string">
                <text:p>70 &lt; X &lt;=100</text:p>
              </table:table-cell>
              <table:table-cell office:value-type="string">
                <text:p>100 &lt; X &lt;=130</text:p>
              </table:table-cell>
              <table:table-cell office:value-type="string">
                <text:p>130 &lt; X &lt;=140</text:p>
              </table:table-cell>
            </table:table-row>
          </table:table-header-rows>
          <table:table-rows>
            <table:table-row>
              <table:table-cell office:value-type="string">
                <text:p>Ligne 1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503 Comp.'.I12:'503 Comp.'.M1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188cm" style:legend-expansion="high" chart:style-name="ch2"/>
        <chart:plot-area chart:style-name="ch3" table:cell-range-address="'503 Comp.'.I17:'503 Comp.'.N18" chart:data-source-has-labels="row" svg:x="0.77cm" svg:y="0.855cm" svg:width="12.539cm" svg:height="7.545cm">
          <chartooo:coordinate-region svg:x="1.391cm" svg:y="1.068cm" svg:width="11.893cm" svg:height="6.235cm"/>
          <chart:axis chart:dimension="x" chart:name="primary-x" chart:style-name="ch4" chartooo:axis-type="auto">
            <chartooo:date-scale/>
            <chart:categories table:cell-range-address="'503 Comp.'.I17:'503 Comp.'.N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3 Comp.'.I18:'503 Comp.'.N1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&lt; X &lt;=50</text:p>
                <draw:g>
                  <svg:desc>'503 Comp.'.I17:'503 Comp.'.N17</svg:desc>
                </draw:g>
              </table:table-cell>
              <table:table-cell office:value-type="string">
                <text:p>50 &lt; X &lt;=70</text:p>
              </table:table-cell>
              <table:table-cell office:value-type="string">
                <text:p>70 &lt; X &lt;=100</text:p>
              </table:table-cell>
              <table:table-cell office:value-type="string">
                <text:p>100 &lt; X &lt;=130</text:p>
              </table:table-cell>
              <table:table-cell office:value-type="string">
                <text:p>130 &lt; X &lt;=140</text:p>
              </table:table-cell>
              <table:table-cell office:value-type="string">
                <text:p>140&lt;X&lt;=220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503 Comp.'.I18:'503 Comp.'.N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